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color="#CE181E"/>
    </style:style>
    <style:style style:name="P3" style:parent-style-name="Standard" style:family="paragraph">
      <style:text-properties fo:color="#CE181E"/>
    </style:style>
  </office:automatic-styles>
  <office:body>
    <office:text text:use-soft-page-breaks="true">
      <text:p text:style-name="P1">Upwelling is a physical oceanographic process in which cold, nutrient rich waters are pushed to the surface as a result of motion caused by alongshore equatorial winds. These upwelling events are known to have a large influence on the<text:s/>abundances, diversity, and distributions of marine organisms, and moreover, critically affect marine ecosystem processes (Add in references). Globally, upwelling occurs throughout the world’s oceans, however four major eastern boundary upwelling systems (EBUS) are recognised, each considerably impacting coastal systems. These respective systems are characterized as being vast regions of coastal ocean occurring along the western shores of continents bordering the Pacific and Atlantic Oceans [@bakun; @pauly]. The oceanography of the inshore waters off the west coast of South Africa is dominated by an upwelling system which is regarded along with the Peru, California and Humboldt current as Eastern<text:s/>boundary<text:s/>upwelling regions [@andrews]. Eastern boundary upwelling regions only cover 1% of the world’s ocean surface but are among the most productive regions of the world. As such there has been a constant interest in upwelling systems. Major upwelling programs were carried through off of Peru (e.g. WALSH. KELLEY, DUGDALE and FROST, 1971) and North-West Africa (e.g. BARBER, 1977).</text:p>
      <text:p text:style-name="Standard"/>
      <text:p text:style-name="Standard">Over the past three decades, climate change as a result of anthropogenic activities has established global concern and is shown to have negatively affected marine and terrestrial ecosystems. The consequences of these changes are also shown to have direct effects on the behaviour and functioning of marine organisms, thus ultimately affecting species trophic levels and integration [@doney]. According to the Bakun hypothesis, an increase in greenhouse gases will result in an increase in day-time warming and night-time cooling and ultimately cause an increase in temperature gradients which will then form stronger pressure gradients. Pressure gradients are known to affect wind patterns and thus will subsequently<text:s/>affect the intensity and duration of upwelling events [@hsieh; @mote; @lima].</text:p>
      <text:p text:style-name="Standard"/>
      <text:p text:style-name="Standard">Several studies have<text:s/>provided significant evidence suggesting that there has been an increase in ocean surface temperatures over the last few decades (Add references). These temperatures are agreed to have increased as a result of anthropogenically driven climate change [@gruber]. Warming is shown to slowly move down into the water column thus increasing thermal stratification. This thermal stratification restricts the depth at which water is upwelled and thus limits the amount of nutrients brought up to the surface with a decrease in oxygen and pH levels [@chhak; @jacox2011; @jocox2016]. Climate change impacting oceanic processes has major ecological consequences (Bradley et al. 1999; Walther et al. 2002). This is demonstrated in several regions whereby which increases in sea surface temperatures have been proven to greatly influence marine species survival, reproduction and abundance. Climate change has also been shown to<text:s/>largely influence coastal species such as corals, muscles and oysters. Given the importance of primary production, it was determined that the Benguela upwelling system, the eastern boundary upwelling system in South Africa, should be the focus of this paper.<text:s/>Furthermore,<text:s/>it should be understood that increases in sea surface temperatures bear considerable economic impacts as well (Murawski 1993)<text:s/>thus understanding the impact and cause of climate change has merit not only in mitigation efforts in limiting environmental degradation and maintaining ecosystem functioning, but in<text:s/>its<text:s/>negative affects to local and broader economies as well as human populations dependent on these coastal regions.</text:p>
      <text:p text:style-name="Standard"/>
      <text:p text:style-name="Standard">The 3000km South African coastline, is bordered by the Agulhas current along the east coast and the EBUS Benguela current, along the west coast. These coastal regions display noticeable differences in seawater temperatures in comparison to each other, primarily due to the influences of the neighbouring ocean currents (Bolton et al. 2004; Mead et al. 2013; Schlegel and Smit 2016). The Benguela Current is driven by the anticyclone high pressure systems and eastward moving cyclones which determine the boundaries of the Benguela upwelling region (Shannon 2006; Hutchings et al. 2009). The atmospheric temperatures along the coastline are largely influenced by<text:s/><text:soft-page-break/>the Benguela Current [@van], however, upwelling systems may be forced by various atmospheric conditions [@Lutjeharms; @roberts; @hutchings]. Regionally, the Benguela Current assists in transporting cold water northwards from the Southern Ocean to the coast (Lüning 1990; Lutjeharms, Cooper, and Roberts 2000; Hutchings et al. 2009; Schlegel et al. 2017). Additionally, changes in the intensity and duration of upwelling events have proven to cause large changes in ecosystem functioning [@wang].</text:p>
      <text:p text:style-name="Standard"/>
      <text:p text:style-name="Standard">The Benguela system is bounded by the equatorward and poleward ends by warm water regimes. These currents are known to be forced by local wind stress fields off southwest Africa [@nelson; @fennel]. This particular EBUS stretches along the south-western coast of Africa, from southern Angola to Cape Agulhas [@cole]. With water temperatures coldest and most persistent off the Namibian coast at 25°S and weakest at 17°S [@Lutjeharms]. The upwelling period in the Benguela north of 25°C persist throughout the entire year but peaks during August. The Benguela upwelling region is split into northern and southern systems by a zone of intense perennial upwelling activity in the Luderitz region within the Namibian region [@shannon; @cole]. Several<text:s/>studies have shown that extreme warming and cooling periods occurring in the northern and southern benguela systems [@stander; @walker; @shannon1984; @boyd; @brainard]. Furthermore, Walter (1937)<text:s/>found that warm periods of global ocean temperatures may have resulted as a lack of upwelling or poor upwelling events. During the periods of warming the equatorward wind stress over the northern region of the Benguela system was stronger than usual yet upwelling was suppressed by the southward movement of warm saline waters from the Angolan region. In the southern Benguela region, continental shelf bathymetry and strong upwelling favourable winds are known to result in more intense upwelling events. Upwelling occurring along the south coastline of the Southern Africa region are particularly generated by local winds. Event-scale upwelling has been demonstrated to have substantial impacts of individual on fisheries [@roy; @van].</text:p>
      <text:p text:style-name="Standard"/>
      <text:p text:style-name="P2">The Cape peninsula is influenced by south-east trade winds during summer and westerlies during winter.<text:s/>Thus,<text:s/>a pronounced seasonal cycle is evident within<text:s/>patterns of wind movement across the coastline. During spring, summer,<text:s/>and autumn seasons,<text:s/>the anticyclonic high pressure cell<text:s/>periodically ridges eastwards south of the continent. During this process,<text:s/>south easterly winds predominate, with peak frequencies<text:s/>occurring<text:s/>during spring and summer months thus resulting in a more upwelling events during summer and winter months. During the winter seasons low pressure cells are driven from the west to the east as a result of the atmospheric circumpolar wave and<text:s/>so<text:s/>north-westerly winds dominate during winter. South easterly winds dominate during summer but are still present<text:s/>for<text:s/>short durations during winter [@andrews]. Within<text:s/>kilometres<text:s/>off the shore, wind conditions vary due<text:s/>to the<text:s/>effects of mountain<text:s/>funnelling<text:s/>within the region.</text:p>
      <text:p text:style-name="Standard"/>
      <text:p text:style-name="Standard">The dynamics of upwelling within the nearshore (&lt;400m from the coastline) remains poorly understood. Upwelling metrics are often calculated far offshore because measurements are typically taken from large ships that cannot move close to the shore [@andrews]. Cold temperatures are important in describing species population distribution limits and are proven to set<text:s/>limits in the north or southwards higher latitudes (Firth et al., 2011). There is by no means an understanding of how the upwelling process varies at local versus broader scales. We hypothesize that upwelling is more dominant within coastal regions instead of broader scale. Very few studies have addressed the changes in the intensity or duration of cold temperature spells or cold events at varying distances from the coast within the Benguela region.</text:p>
      <text:p text:style-name="Standard"/>
      <text:p text:style-name="P3">Strong temperature gradients existing between offshore and inshore oceanic waters may result in different upwelling event readings. Upwelling relatively close to the shore was found to depend on the strength and direction of the wind and tend to vary based on seasonal wind variation [@andrews]. Inshore temperatures tend to be lower during summer months due to upwelling, but there is an increase in offshore temperatures in the later summer months as a result of warming of<text:s/><text:soft-page-break/>the South East Atlantic Surface waters and to an increase in flow of the Agulhas Bank Water [@andrews,@Shannon]. Because of the temperature gradients that exist inshore and offshore, we are interested in observing upwelling patterns from the coastal region to 50km from the coastline.</text:p>
      <text:p text:style-name="Standard"/>
      <text:p text:style-name="Standard">The central assumption of this project was that remotely-sensed SST data and *in situ* seawater temperature data may be compared. Remotely sensed SST data and *in situ* seawater temperature data were obtained at different resolutions and so slight changes may be found within the different datasets. The primary<text:s/>aim of the first study was to make use of various remotely sensed SST and in-situ collected coastal seawater temperature data. The most appropriate dataset for the measurement of the nearshore temperatures within South Africa was the South African Coastal<text:s/>Temperature Network (SACTN) dataset [@smit]. It was useful to examine whether or not the same upwelling patterns exist at different distances from the coastline and if these patterns that exist are evident within the various datasets. This investigation examines recent trends and variation of upwelling events at different distances from the coastline.</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Z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dy</dc:creator>
    <meta:creation-date>2019-09-17T10:22:00Z</meta:creation-date>
    <dc:date>2019-09-17T08:40:00Z</dc:date>
    <meta:template xlink:href="Normal" xlink:type="simple"/>
    <meta:editing-cycles>7</meta:editing-cycles>
    <meta:editing-duration>PT780S</meta:editing-duration>
    <meta:document-statistic meta:page-count="3" meta:paragraph-count="20" meta:word-count="1500" meta:character-count="10031" meta:row-count="71" meta:non-whitespace-character-count="8551"/>
  </office:meta>
</office:document-meta>
</file>